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left="0.8752in" fo:margin-right="0in" fo:text-indent="-0.25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ystem Monitoring 101</text:h>
      <text:h text:style-name="Heading_20_1" text:outline-level="1">Welcome to Icinga ~ a nagios fork</text:h>
      <text:p text:style-name="Text_20_body">Origins</text:p>
      <text:p text:style-name="Text_20_body">A few reasons to use Icinga over nagios community edition</text:p>
      <text:list xml:id="list43593295" text:style-name="L1">
        <text:list-item>
          <text:p text:style-name="P1">100% compatible with nagios add-ons and plugins</text:p>
        </text:list-item>
        <text:list-item>
          <text:p text:style-name="P1">Migrating configurations just works with minor changes to the root nagios.cfg/icinga.cfg</text:p>
        </text:list-item>
        <text:list-item>
          <text:p text:style-name="P1">200+ patches to the nagios core for bugfixes, stability, and security as of Icinga 1.0</text:p>
        </text:list-item>
        <text:list-item>
          <text:p text:style-name="P1">Where <text:span text:style-name="T2">nagios community edition only supports MySQL</text:span>, Icinga officially supports</text:p>
        </text:list-item>
        <text:list-item>
          <text:p text:style-name="P4">MySQL</text:p>
        </text:list-item>
        <text:list-item>
          <text:p text:style-name="P4">PostgreSQL</text:p>
        </text:list-item>
        <text:list-item>
          <text:p text:style-name="P4">Oracle</text:p>
        </text:list-item>
        <text:list-item>
          <text:p text:style-name="P1">Icinga <text:span text:style-name="T1">unofficially</text:span> supports additional databases through extensions and other configuration modifications</text:p>
        </text:list-item>
        <text:list-item>
          <text:p text:style-name="P4">DB2</text:p>
        </text:list-item>
        <text:list-item>
          <text:p text:style-name="P4">Firebird</text:p>
        </text:list-item>
        <text:list-item>
          <text:p text:style-name="P4">FreeTDS</text:p>
        </text:list-item>
        <text:list-item>
          <text:p text:style-name="P4">Ingres</text:p>
        </text:list-item>
        <text:list-item>
          <text:p text:style-name="P4">MS SQL</text:p>
        </text:list-item>
        <text:list-item>
          <text:p text:style-name="P4">SQLite</text:p>
        </text:list-item>
        <text:list-item>
          <text:p text:style-name="P4">SQLite3</text:p>
        </text:list-item>
      </text:list>
      <text:h text:style-name="Heading_20_1" text:outline-level="1">Setting up Icinga using packages</text:h>
      <text:p text:style-name="Text_20_body">Not recommended but I do it for you.</text:p>
      <text:list xml:id="list20170646" text:style-name="L2">
        <text:list-item>
          <text:p text:style-name="P2">Integrating nagios-plugins</text:p>
        </text:list-item>
        <text:list-item>
          <text:p text:style-name="P2">Writing your own plugins with voo-doo magic, and unveiling it</text:p>
        </text:list-item>
      </text:list>
      <text:h text:style-name="Heading_20_1" text:outline-level="1">Touching a few advanced topics</text:h>
      <text:p text:style-name="Text_20_body">Not configuring at this time unfortunately!</text:p>
      <text:list xml:id="list20212583" text:style-name="L3">
        <text:list-item>
          <text:p text:style-name="P3">Escalations</text:p>
        </text:list-item>
        <text:list-item>
          <text:p text:style-name="P3">Active monitoring vs. passive monitoring</text:p>
        </text:list-item>
      </text:list>
      <text:h text:style-name="Heading_20_1" text:outline-level="1">A video? <text:s/>Time permitting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31T23:44:07.13</meta:creation-date>
    <dc:date>2012-08-01T00:07:25.79</dc:date>
    <meta:editing-duration>PT23M19S</meta:editing-duration>
    <meta:editing-cycles>2</meta:editing-cycles>
    <meta:generator>LibreOffice/3.4$Win32 LibreOffice_project/340m1$Build-302</meta:generator>
    <meta:document-statistic meta:table-count="0" meta:image-count="0" meta:object-count="0" meta:page-count="1" meta:paragraph-count="28" meta:word-count="151" meta:character-count="911" meta:non-whitespace-character-count="806"/>
  </office:meta>
</office:document-meta>
</file>